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07a89" officeooo:paragraph-rsid="00007a89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officeooo:rsid="00007a89" officeooo:paragraph-rsid="00007a89"/>
    </style:style>
    <style:style style:name="P3" style:family="paragraph" style:parent-style-name="Standard">
      <style:paragraph-properties fo:text-align="start" style:justify-single-word="false"/>
      <style:text-properties officeooo:paragraph-rsid="00007a89"/>
    </style:style>
    <style:style style:name="T1" style:family="text">
      <style:text-properties fo:color="#000000" loext:opacity="100%" style:font-name="Arial" style:text-underline-style="none" officeooo:rsid="00007a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rit Critique et Biais cognitifs</text:p>
      <text:p text:style-name="P1">Base Com</text:p>
      <text:p text:style-name="P1"/>
      <text:p text:style-name="P1"/>
      <text:p text:style-name="P2">I) Esprit critique</text:p>
      <text:p text:style-name="P2"/>
      <text:p text:style-name="P3"><text:bookmark text:name="yui_3_17_2_1_1684922152915_39"/><text:bookmark text:name="yui_3_17_2_1_1684922152915_39 Copie 2"/><text:bookmark text:name="yui_3_17_2_1_1684922152915_39 Copie 1"/><text:span text:style-name="T1">⇒ Esprit critique : </text:span></text:p>
      <text:p text:style-name="P3"><text:span text:style-name="T1"><text:tab/>⇒ discerner le vrai du faux par des raisonnements rigoureux et l’étude des faits pour <text:tab/> forger un avis autonome et objectif</text:span></text:p>
      <text:p text:style-name="P3"><text:span text:style-name="T1"/></text:p>
      <text:p text:style-name="P3"><text:span text:style-name="T1"><text:tab/>⇒ exercer une pensée raisonnable et réflexive orientée vers une décision quant à <text:tab/>ce qu’il faut croire ou faire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53:20.460715217</meta:creation-date>
    <dc:date>2023-05-24T12:00:26.151544951</dc:date>
    <meta:editing-duration>PT7M6S</meta:editing-duration>
    <meta:editing-cycles>1</meta:editing-cycles>
    <meta:document-statistic meta:table-count="0" meta:image-count="0" meta:object-count="0" meta:page-count="1" meta:paragraph-count="6" meta:word-count="54" meta:character-count="316" meta:non-whitespace-character-count="262"/>
    <meta:generator>LibreOffice/7.5.2.2$Linux_X86_64 LibreOffice_project/50$Build-2</meta:generator>
  </office:meta>
</office:document-meta>
</file>